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212529" loext:opacity="100%" style:font-name="apple-system" fo:letter-spacing="normal" fo:font-style="normal" fo:font-weight="bold" style:font-weight-asian="bold" style:font-weight-complex="bold"/>
    </style:style>
    <style:style style:name="P2" style:family="paragraph" style:parent-style-name="Heading_20_1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20pt" fo:letter-spacing="normal" fo:font-style="normal" fo:font-weight="bold" style:font-size-asian="20pt" style:font-weight-asian="bold" style:font-size-complex="20pt" style:font-weight-complex="bold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letter-spacing="normal" fo:font-style="normal" fo:font-weight="bold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212529" loext:opacity="100%" style:font-name="apple-system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20%" fo:text-align="center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20pt" fo:letter-spacing="normal" fo:font-style="normal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4pt" fo:letter-spacing="normal" fo:font-style="normal" fo:font-weight="bold" officeooo:paragraph-rsid="0015545f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bold" officeooo:rsid="0015545f" officeooo:paragraph-rsid="0015545f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5545f" officeooo:paragraph-rsid="0015545f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5545f" officeooo:paragraph-rsid="001bbcb2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paragraph-rsid="0015545f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paragraph-rsid="001bbcb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officeooo:rsid="0015545f" officeooo:paragraph-rsid="0015545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officeooo:rsid="0015545f" officeooo:paragraph-rsid="001bbcb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officeooo:rsid="0016f46d" officeooo:paragraph-rsid="0016f46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officeooo:rsid="001b5fd6" officeooo:paragraph-rsid="001b5fd6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officeooo:rsid="001b5fd6" officeooo:paragraph-rsid="001bbcb2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officeooo:rsid="001b5fd6" officeooo:paragraph-rsid="001c12e3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normal" officeooo:rsid="001b5fd6" officeooo:paragraph-rsid="001ffe8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bold" officeooo:rsid="0015545f" officeooo:paragraph-rsid="0016f46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212529" loext:opacity="100%" style:font-name="apple-system" fo:font-size="12pt" fo:letter-spacing="normal" fo:font-style="normal" fo:font-weight="bold" officeooo:rsid="0015545f" officeooo:paragraph-rsid="001b5fd6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212529" loext:opacity="100%" style:font-name="apple-system" fo:font-size="12pt" fo:letter-spacing="normal" fo:font-style="normal" fo:font-weight="bold" officeooo:rsid="0015545f" officeooo:paragraph-rsid="0015545f" style:font-size-asian="12pt" style:font-weight-asian="bold" style:font-size-complex="12pt" style:font-weight-complex="bold"/>
    </style:style>
    <style:style style:name="T1" style:family="text">
      <style:text-properties fo:font-size="12pt" officeooo:rsid="0015545f" style:font-size-asian="12pt" style:font-weight-asian="bold" style:font-size-complex="12pt" style:font-weight-complex="bold"/>
    </style:style>
    <style:style style:name="T2" style:family="text">
      <style:text-properties officeooo:rsid="001bbc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n Data and Knowledge Graphs</text:h>
      <text:p text:style-name="P4"/>
      <text:h text:style-name="P2" text:outline-level="1">Advanced set of SPARQL queries</text:h>
      <text:p text:style-name="P5"/>
      <text:p text:style-name="P6"><text:span text:style-name="T1">1. </text:span><text:bookmark text:name="yui_3_17_2_1_1695587758762_261"/><text:bookmark text:name="yui_3_17_2_1_1695587758762_260"/><text:span text:style-name="T1">Get all the properties that can be applied to instances of the Politician class (&lt;</text:span><text:a xlink:type="simple" xlink:href="http://dbpedia.org/ontology/Politician" text:style-name="Internet_20_link" text:visited-style-name="Visited_20_Internet_20_Link"><text:span text:style-name="T1">http://dbpedia.org/ontology/Politician</text:span></text:a><text:span text:style-name="T1">&gt;)</text:span></text:p>
      <text:p text:style-name="P10">SELECT DISTINCT ?<text:span text:style-name="T2">property</text:span></text:p>
      <text:p text:style-name="P10">WHERE </text:p>
      <text:p text:style-name="P10">{</text:p>
      <text:p text:style-name="P10"><text:s text:c="2"/>?x a &lt;http://dbpedia.org/ontology/Politician&gt; .</text:p>
      <text:p text:style-name="P11"><text:s text:c="2"/>?x ?<text:span text:style-name="T2">property</text:span> ?y .</text:p>
      <text:p text:style-name="P10">}</text:p>
      <text:p text:style-name="P10"/>
      <text:p text:style-name="P7">2.<text:bookmark text:name="yui_3_17_2_1_1695587758762_2611"/><text:bookmark text:name="yui_3_17_2_1_1695587758762_265"/>Get all the properties, except rdf:type, that can be applied to instances of the Politician class</text:p>
      <text:p text:style-name="P9">SELECT DISTINCT ?<text:span text:style-name="T2">property</text:span></text:p>
      <text:p text:style-name="P8">WHERE </text:p>
      <text:p text:style-name="P8">{</text:p>
      <text:p text:style-name="P8"><text:s text:c="2"/>?x a &lt;http://dbpedia.org/ontology/Politician&gt; .</text:p>
      <text:p text:style-name="P9"><text:s text:c="2"/>?x ?<text:span text:style-name="T2">property</text:span> ?y .</text:p>
      <text:p text:style-name="P9"><text:s text:c="2"/>FILTER (?<text:span text:style-name="T2">property</text:span> != rdf:type)</text:p>
      <text:p text:style-name="P8">}</text:p>
      <text:p text:style-name="P3"/>
      <text:p text:style-name="P21"><text:bookmark text:name="yui_3_17_2_1_1695587758762_266"/><text:bookmark text:name="yui_3_17_2_1_1695587758762_2612"/>3. Which different values exist for the properties, except for rdf:type, applicable to the instances of Politician?</text:p>
      <text:p text:style-name="P12">SELECT DISTINCT ?value</text:p>
      <text:p text:style-name="P12">WHERE </text:p>
      <text:p text:style-name="P12">{</text:p>
      <text:p text:style-name="P12"><text:s text:c="2"/>?x a &lt;http://dbpedia.org/ontology/Politician&gt; .</text:p>
      <text:p text:style-name="P13"><text:s text:c="2"/>?x ?<text:span text:style-name="T2">property</text:span> ?value .</text:p>
      <text:p text:style-name="P13"><text:s text:c="2"/>FILTER (?<text:span text:style-name="T2">property</text:span> != rdf:type)</text:p>
      <text:p text:style-name="P12">}</text:p>
      <text:p text:style-name="P12"/>
      <text:p text:style-name="P12"/>
      <text:p text:style-name="P12"/>
      <text:p text:style-name="P12"/>
      <text:p text:style-name="P19"><text:soft-page-break/>4. <text:bookmark text:name="yui_3_17_2_1_1695588474236_260"/>For each of these applicable properties, except for rdf:type, which different values do they take globally for all those instances?</text:p>
      <text:p text:style-name="P19"/>
      <text:p text:style-name="P16">SELECT ?property (GROUP_CONCAT(DISTINCT ?value; separator=";") AS ?distinct_values)</text:p>
      <text:p text:style-name="P18">WHERE </text:p>
      <text:p text:style-name="P18">{</text:p>
      <text:p text:style-name="P16"><text:s text:c="2"/>?s a &lt;http://dbpedia.org/ontology/Politician&gt; .</text:p>
      <text:p text:style-name="P16"><text:s text:c="2"/>?s ?property ?value .</text:p>
      <text:p text:style-name="P16"><text:s text:c="2"/>FILTER (?property != rdf:type)</text:p>
      <text:p text:style-name="P16">}</text:p>
      <text:p text:style-name="P16">GROUP BY ?property</text:p>
      <text:p text:style-name="P14"/>
      <text:p text:style-name="P20">5. <text:bookmark text:name="yui_3_17_2_1_1695658072877_261"/><text:bookmark text:name="yui_3_17_2_1_1695658072877_260"/>For each of these applicable properties, except for rdf:type, how many distinct values do they take globally for all those instances?</text:p>
      <text:p text:style-name="P15"/>
      <text:p text:style-name="P16">SELECT ?<text:span text:style-name="T2">property</text:span> (COUNT(DISTINCT ?value) AS ?<text:span text:style-name="T2">count</text:span>)</text:p>
      <text:p text:style-name="P17">WHERE </text:p>
      <text:p text:style-name="P17">{</text:p>
      <text:p text:style-name="P15"><text:s text:c="2"/>?x a &lt;http://dbpedia.org/ontology/Politician&gt; .</text:p>
      <text:p text:style-name="P16"><text:s text:c="2"/>?x ?<text:span text:style-name="T2">property</text:span> ?value .</text:p>
      <text:p text:style-name="P16"><text:s text:c="2"/>FILTER (?<text:span text:style-name="T2">property</text:span> != rdf:type)</text:p>
      <text:p text:style-name="P15">}</text:p>
      <text:p text:style-name="P16">GROUP BY ?<text:span text:style-name="T2">property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4T22:35:02.615000000</meta:creation-date>
    <dc:date>2023-10-04T16:35:20.726000000</dc:date>
    <meta:editing-duration>PT25M18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43" meta:word-count="201" meta:character-count="1431" meta:non-whitespace-character-count="1240"/>
  </office:meta>
</office:document-meta>
</file>